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TCPListener.handleRemove( String cacheName , Serializable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ateralTCPListener.handleGetMatching( String cacheName , String patter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nectionHandler.handle( LateralElementDescriptor led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LateralTCPListener.handleRemoveAll( String cach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teralTCPListener.setListenerId( lo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ateralTCPListener.handleGet( String cacheName , Serializable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yThreadFactory.newThread( Runnable run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teralTCPListener.handlePut( ICacheElement 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ateralTCPListener.setCacheManager( ICompositeCacheManager cacheMg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Handler.run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LateralTCPListener.getPutC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TCPListener.LateralTCPListener( ITCPLateralCacheAttributes ilc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TCPListener.get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TCPListener.getRemoveC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TCPListener.getCach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ateralTCPListener.getGetC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TCPListener.getInstance( ITCPLateralCacheAttributes ilca , ICompositeCacheManager cacheMg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ateralTCPListener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ateralTCPListener.getListen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TCPListener.setTcpLateralCacheAttributes( ITCPLateralCacheAttributes tcpLateralCache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Handler.ConnectionHandler( Socket sock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nerThread.ru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LateralTCPListener.handleDispose( String cach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teralTCPListener.getTcpLateralCach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